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2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320.32mm" svg:height="229.08mm" svg:x="206.51mm" svg:y="170.49mm">
            <loext:p draw:notify-on-update-of-ranges="Foglio1.A12:Foglio1.A12 Foglio1.A13:Foglio1.A18 Foglio1.B12:Foglio1.B12 Foglio1.B13:Foglio1.B18 Foglio1.B2:Foglio1.B7 Foglio1.C12:Foglio1.C12 Foglio1.C13:Foglio1.C18 Foglio1.B2:Foglio1.B7 Foglio1.D12:Foglio1.D12 Foglio1.D13:Foglio1.D18 Foglio1.B2:Foglio1.B7 Foglio1.E12:Foglio1.E12 Foglio1.E13:Foglio1.E18 Foglio1.B2:Foglio1.B7 Foglio1.F12:Foglio1.F12 Foglio1.F13:Foglio1.F18 Foglio1.B2:Foglio1.B7 Foglio1.G12:Foglio1.G12 Foglio1.G13:Foglio1.G18 Foglio1.B2:Foglio1.B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Size (MB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rem.txt</text:p>
          </table:table-cell>
          <table:table-cell office:value-type="float" office:value="1.1" calcext:value-type="float">
            <text:p>1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mes.mp4</text:p>
          </table:table-cell>
          <table:table-cell office:value-type="float" office:value="8.2" calcext:value-type="float">
            <text:p>8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m.mp4</text:p>
          </table:table-cell>
          <table:table-cell office:value-type="float" office:value="43.3" calcext:value-type="float">
            <text:p>43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min</text:p>
          </table:table-cell>
          <table:table-cell office:value-type="float" office:value="72.7" calcext:value-type="float">
            <text:p>72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dnose.mp4</text:p>
          </table:table-cell>
          <table:table-cell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min.mp4</text:p>
          </table:table-cell>
          <table:table-cell office:value-type="float" office:value="278" calcext:value-type="float">
            <text:p>278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2">
          <table:table-cell table:style-name="ce2" office:value-type="string" calcext:value-type="string" table:number-columns-spanned="3" table:number-rows-spanned="1">
            <text:p>One Downloader More Uploader (s)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One Uploader</text:p>
          </table:table-cell>
          <table:table-cell table:style-name="ce1" office:value-type="string" calcext:value-type="string">
            <text:p>Two Uploader</text:p>
          </table:table-cell>
          <table:table-cell table:style-name="ce1" office:value-type="string" calcext:value-type="string">
            <text:p>Three Uploader</text:p>
          </table:table-cell>
          <table:table-cell table:style-name="ce1" office:value-type="string" calcext:value-type="string">
            <text:p>Four Uploader</text:p>
          </table:table-cell>
          <table:table-cell table:style-name="ce1" office:value-type="string" calcext:value-type="string">
            <text:p>Five Uploader</text:p>
          </table:table-cell>
          <table:table-cell table:style-name="ce1" office:value-type="string" calcext:value-type="string">
            <text:p>Six Uplo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em.txt</text:p>
          </table:table-cell>
          <table:table-cell office:value-type="float" office:value="0.337451" calcext:value-type="float">
            <text:p>0.337451</text:p>
          </table:table-cell>
          <table:table-cell office:value-type="float" office:value="0.198958" calcext:value-type="float">
            <text:p>0.198958</text:p>
          </table:table-cell>
          <table:table-cell office:value-type="float" office:value="0.204839" calcext:value-type="float">
            <text:p>0.204839</text:p>
          </table:table-cell>
          <table:table-cell office:value-type="float" office:value="0.228514" calcext:value-type="float">
            <text:p>0.228514</text:p>
          </table:table-cell>
          <table:table-cell office:value-type="float" office:value="0.226887" calcext:value-type="float">
            <text:p>0.226887</text:p>
          </table:table-cell>
          <table:table-cell office:value-type="float" office:value="0.215604" calcext:value-type="float">
            <text:p>0.215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s.mp4</text:p>
          </table:table-cell>
          <table:table-cell office:value-type="float" office:value="1.479563" calcext:value-type="float">
            <text:p>1.479563</text:p>
          </table:table-cell>
          <table:table-cell office:value-type="float" office:value="0.626608" calcext:value-type="float">
            <text:p>0.626608</text:p>
          </table:table-cell>
          <table:table-cell office:value-type="float" office:value="0.823364" calcext:value-type="float">
            <text:p>0.823364</text:p>
          </table:table-cell>
          <table:table-cell office:value-type="float" office:value="0.68512" calcext:value-type="float">
            <text:p>0.68512</text:p>
          </table:table-cell>
          <table:table-cell office:value-type="float" office:value="1.063494" calcext:value-type="float">
            <text:p>1.063494</text:p>
          </table:table-cell>
          <table:table-cell office:value-type="float" office:value="0.692063" calcext:value-type="float">
            <text:p>0.692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.mp4</text:p>
          </table:table-cell>
          <table:table-cell office:value-type="float" office:value="5.823821" calcext:value-type="float">
            <text:p>5.823821</text:p>
          </table:table-cell>
          <table:table-cell office:value-type="float" office:value="4.421604" calcext:value-type="float">
            <text:p>4.421604</text:p>
          </table:table-cell>
          <table:table-cell office:value-type="float" office:value="3.056834" calcext:value-type="float">
            <text:p>3.056834</text:p>
          </table:table-cell>
          <table:table-cell office:value-type="float" office:value="3.171641" calcext:value-type="float">
            <text:p>3.171641</text:p>
          </table:table-cell>
          <table:table-cell office:value-type="float" office:value="3.164385" calcext:value-type="float">
            <text:p>3.164385</text:p>
          </table:table-cell>
          <table:table-cell office:value-type="float" office:value="3.727667" calcext:value-type="float">
            <text:p>3.727667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15min</text:p>
          </table:table-cell>
          <table:table-cell office:value-type="float" office:value="11.296092" calcext:value-type="float">
            <text:p>11.296092</text:p>
          </table:table-cell>
          <table:table-cell office:value-type="float" office:value="10.122563" calcext:value-type="float">
            <text:p>10.122563</text:p>
          </table:table-cell>
          <table:table-cell office:value-type="float" office:value="8.895585" calcext:value-type="float">
            <text:p>8.895585</text:p>
          </table:table-cell>
          <table:table-cell office:value-type="float" office:value="8.671667" calcext:value-type="float">
            <text:p>8.671667</text:p>
          </table:table-cell>
          <table:table-cell office:value-type="float" office:value="8.595096" calcext:value-type="float">
            <text:p>8.595096</text:p>
          </table:table-cell>
          <table:table-cell office:value-type="float" office:value="7.584816" calcext:value-type="float">
            <text:p>7.584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nose.mp4</text:p>
          </table:table-cell>
          <table:table-cell table:formula="of:=AVERAGE([.B22:.B24])" office:value-type="float" office:value="25.384218" calcext:value-type="float">
            <text:p>25.384218</text:p>
          </table:table-cell>
          <table:table-cell office:value-type="float" office:value="21.497106" calcext:value-type="float">
            <text:p>21.497106</text:p>
          </table:table-cell>
          <table:table-cell office:value-type="float" office:value="23.29265" calcext:value-type="float">
            <text:p>23.29265</text:p>
          </table:table-cell>
          <table:table-cell table:formula="of:=AVERAGE([.E22:.E24])" office:value-type="float" office:value="19.1640593333333" calcext:value-type="float">
            <text:p>19.1640593333</text:p>
          </table:table-cell>
          <table:table-cell table:formula="of:=AVERAGE([.F22:.F24])" office:value-type="float" office:value="18.868305" calcext:value-type="float">
            <text:p>18.868305</text:p>
          </table:table-cell>
          <table:table-cell office:value-type="float" office:value="19.545382" calcext:value-type="float">
            <text:p>19.545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min.mp4</text:p>
          </table:table-cell>
          <table:table-cell office:value-type="float" office:value="151.913233" calcext:value-type="float">
            <text:p>151.913233</text:p>
          </table:table-cell>
          <table:table-cell office:value-type="float" office:value="106.084018" calcext:value-type="float">
            <text:p>106.084018</text:p>
          </table:table-cell>
          <table:table-cell office:value-type="float" office:value="91.811283" calcext:value-type="float">
            <text:p>91.811283</text:p>
          </table:table-cell>
          <table:table-cell office:value-type="float" office:value="92.93568" calcext:value-type="float">
            <text:p>92.93568</text:p>
          </table:table-cell>
          <table:table-cell office:value-type="float" office:value="83.942556" calcext:value-type="float">
            <text:p>83.942556</text:p>
          </table:table-cell>
          <table:table-cell office:value-type="float" office:value="72.41491" calcext:value-type="float">
            <text:p>72.41491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dati rednose:</text:p>
          </table:table-cell>
          <table:table-cell office:value-type="float" office:value="25.14545" calcext:value-type="float">
            <text:p>25.14545</text:p>
          </table:table-cell>
          <table:table-cell office:value-type="float" office:value="17.773661" calcext:value-type="float">
            <text:p>17.773661</text:p>
          </table:table-cell>
          <table:table-cell office:value-type="float" office:value="28.209462" calcext:value-type="float">
            <text:p>28.209462</text:p>
          </table:table-cell>
          <table:table-cell office:value-type="float" office:value="18.297414" calcext:value-type="float">
            <text:p>18.297414</text:p>
          </table:table-cell>
          <table:table-cell office:value-type="float" office:value="19.66224" calcext:value-type="float">
            <text:p>19.66224</text:p>
          </table:table-cell>
          <table:table-cell office:value-type="float" office:value="20.239311" calcext:value-type="float">
            <text:p>20.2393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010704" calcext:value-type="float">
            <text:p>25.010704</text:p>
          </table:table-cell>
          <table:table-cell office:value-type="float" office:value="21.497106" calcext:value-type="float">
            <text:p>21.497106</text:p>
          </table:table-cell>
          <table:table-cell office:value-type="float" office:value="23.29265" calcext:value-type="float">
            <text:p>23.29265</text:p>
          </table:table-cell>
          <table:table-cell office:value-type="float" office:value="19.212461" calcext:value-type="float">
            <text:p>19.212461</text:p>
          </table:table-cell>
          <table:table-cell office:value-type="float" office:value="16.715412" calcext:value-type="float">
            <text:p>16.715412</text:p>
          </table:table-cell>
          <table:table-cell office:value-type="float" office:value="20.234687" calcext:value-type="float">
            <text:p>20.2346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9965" calcext:value-type="float">
            <text:p>25.9965</text:p>
          </table:table-cell>
          <table:table-cell office:value-type="float" office:value="18.143601" calcext:value-type="float">
            <text:p>18.143601</text:p>
          </table:table-cell>
          <table:table-cell office:value-type="float" office:value="25.61606" calcext:value-type="float">
            <text:p>25.61606</text:p>
          </table:table-cell>
          <table:table-cell office:value-type="float" office:value="19.982303" calcext:value-type="float">
            <text:p>19.982303</text:p>
          </table:table-cell>
          <table:table-cell office:value-type="float" office:value="20.227263" calcext:value-type="float">
            <text:p>20.227263</text:p>
          </table:table-cell>
          <table:table-cell office:value-type="float" office:value="19.545382" calcext:value-type="float">
            <text:p>19.545382</text:p>
          </table:table-cell>
          <table:table-cell table:number-columns-repeated="2"/>
        </table:table-row>
        <table:table-row table:style-name="ro1" table:number-rows-repeated="6">
          <table:table-cell table:number-columns-repeated="9"/>
        </table:table-row>
        <table:table-row table:style-name="ro2">
          <table:table-cell table:style-name="ce2" office:value-type="string" calcext:value-type="string" table:number-columns-spanned="4" table:number-rows-spanned="1">
            <text:p>One Downloader More Uploader (seconds/size*100)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One Uploader</text:p>
          </table:table-cell>
          <table:table-cell table:style-name="ce1" office:value-type="string" calcext:value-type="string">
            <text:p>Two Uploader</text:p>
          </table:table-cell>
          <table:table-cell table:style-name="ce1" office:value-type="string" calcext:value-type="string">
            <text:p>Three Uploader</text:p>
          </table:table-cell>
          <table:table-cell table:style-name="ce1" office:value-type="string" calcext:value-type="string">
            <text:p>Four Uploader</text:p>
          </table:table-cell>
          <table:table-cell table:style-name="ce1" office:value-type="string" calcext:value-type="string">
            <text:p>Five Uploader</text:p>
          </table:table-cell>
          <table:table-cell table:style-name="ce1" office:value-type="string" calcext:value-type="string">
            <text:p>Six Uplo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em.txt</text:p>
          </table:table-cell>
          <table:table-cell table:formula="of:=[.B13]/[.$B$2]*100" office:value-type="float" office:value="30.6773636363636" calcext:value-type="float">
            <text:p>30.6773636364</text:p>
          </table:table-cell>
          <table:table-cell table:formula="of:=[.C13]/[.$B$2]*100" office:value-type="float" office:value="18.0870909090909" calcext:value-type="float">
            <text:p>18.0870909091</text:p>
          </table:table-cell>
          <table:table-cell table:formula="of:=[.D13]/[.$B$2]*100" office:value-type="float" office:value="18.6217272727273" calcext:value-type="float">
            <text:p>18.6217272727</text:p>
          </table:table-cell>
          <table:table-cell table:formula="of:=[.E13]/[.$B$2]*100" office:value-type="float" office:value="20.774" calcext:value-type="float">
            <text:p>20.774</text:p>
          </table:table-cell>
          <table:table-cell table:formula="of:=[.F13]/[.$B$2]*100" office:value-type="float" office:value="20.6260909090909" calcext:value-type="float">
            <text:p>20.6260909091</text:p>
          </table:table-cell>
          <table:table-cell table:formula="of:=[.G13]/[.$B$2]*100" office:value-type="float" office:value="19.6003636363636" calcext:value-type="float">
            <text:p>19.600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.mp4</text:p>
          </table:table-cell>
          <table:table-cell table:formula="of:=[.B15]/[.$B$4]*100" office:value-type="float" office:value="13.4499330254042" calcext:value-type="float">
            <text:p>13.4499330254</text:p>
          </table:table-cell>
          <table:table-cell table:formula="of:=[.C15]/[.$B$4]*100" office:value-type="float" office:value="10.2115565819861" calcext:value-type="float">
            <text:p>10.211556582</text:p>
          </table:table-cell>
          <table:table-cell table:formula="of:=[.D15]/[.$B$4]*100" office:value-type="float" office:value="7.05966281755196" calcext:value-type="float">
            <text:p>7.0596628176</text:p>
          </table:table-cell>
          <table:table-cell table:formula="of:=[.E15]/[.$B$4]*100" office:value-type="float" office:value="7.32480600461894" calcext:value-type="float">
            <text:p>7.3248060046</text:p>
          </table:table-cell>
          <table:table-cell table:formula="of:=[.F15]/[.$B$4]*100" office:value-type="float" office:value="7.30804849884527" calcext:value-type="float">
            <text:p>7.3080484988</text:p>
          </table:table-cell>
          <table:table-cell table:formula="of:=[.G15]/[.$B$4]*100" office:value-type="float" office:value="8.60893071593534" calcext:value-type="float">
            <text:p>8.6089307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nose.mp4</text:p>
          </table:table-cell>
          <table:table-cell table:formula="of:=[.B17]/[.$B$6]*100" office:value-type="float" office:value="20.8067360655738" calcext:value-type="float">
            <text:p>20.8067360656</text:p>
          </table:table-cell>
          <table:table-cell table:formula="of:=[.C17]/[.$B$6]*100" office:value-type="float" office:value="17.6205786885246" calcext:value-type="float">
            <text:p>17.6205786885</text:p>
          </table:table-cell>
          <table:table-cell table:formula="of:=[.D17]/[.$B$6]*100" office:value-type="float" office:value="19.0923360655738" calcext:value-type="float">
            <text:p>19.0923360656</text:p>
          </table:table-cell>
          <table:table-cell table:formula="of:=[.E17]/[.$B$6]*100" office:value-type="float" office:value="15.7082453551913" calcext:value-type="float">
            <text:p>15.7082453552</text:p>
          </table:table-cell>
          <table:table-cell table:formula="of:=[.F17]/[.$B$6]*100" office:value-type="float" office:value="15.4658237704918" calcext:value-type="float">
            <text:p>15.4658237705</text:p>
          </table:table-cell>
          <table:table-cell table:formula="of:=[.G17]/[.$B$6]*100" office:value-type="float" office:value="16.0208049180328" calcext:value-type="float">
            <text:p>16.020804918</text:p>
          </table:table-cell>
          <table:table-cell table:number-columns-repeated="2"/>
        </table:table-row>
        <table:table-row table:style-name="ro1" table:number-rows-repeated="15">
          <table:table-cell table:number-columns-repeated="9"/>
        </table:table-row>
        <table:table-row table:style-name="ro2">
          <table:table-cell table:style-name="ce2" office:value-type="string" calcext:value-type="string" table:number-columns-spanned="4" table:number-rows-spanned="1">
            <text:p>More Uploader More Downloader. File: southpath.avi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Uploader/Download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8"/>
        </table:table-row>
        <table:table-row table:style-name="ro1" table:number-rows-repeated="7">
          <table:table-cell table:number-columns-repeated="9"/>
        </table:table-row>
        <table:table-row table:style-name="ro2">
          <table:table-cell table:style-name="ce2" office:value-type="string" calcext:value-type="string">
            <text:p>More Downloader One Uploader With Multiples Files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est succeeded: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number-columns-repeated="6"/>
        </table:table-row>
        <table:table-row table:style-name="ro1" table:number-rows-repeated="6">
          <table:table-cell table:number-columns-repeated="9"/>
        </table:table-row>
        <table:table-row table:style-name="ro2">
          <table:table-cell table:style-name="ce2" office:value-type="string" calcext:value-type="string" table:number-columns-spanned="4" table:number-rows-spanned="1">
            <text:p>More Downloader One Uploader With One File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Test succeeded: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it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it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.00.0000</text:date>, <text:time style:data-style-name="N2" text:time-value="10:20:16.54786591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8:02:07.713893755</meta:creation-date>
    <dc:date>2016-12-09T15:59:05.325146517</dc:date>
    <meta:editing-duration>PT2H2M14S</meta:editing-duration>
    <meta:editing-cycles>8</meta:editing-cycles>
    <meta:generator>LibreOffice/5.1.4.2$Linux_X86_64 LibreOffice_project/10m0$Build-2</meta:generator>
    <meta:document-statistic meta:table-count="1" meta:cell-count="1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2.033cm" svg:height="22.909cm" xlink:href=".." xlink:type="simple" chart:class="chart:scatter" chart:column-mapping="0 1 2 3 4 5" chart:style-name="ch1">
        <chart:title svg:x="12.771cm" svg:y="0.594cm" chart:style-name="ch2">
          <text:p>One Downloader More Uploader</text:p>
        </chart:title>
        <chart:legend chart:legend-position="end" svg:x="28.361cm" svg:y="9.91cm" style:legend-expansion="high" chart:style-name="ch3"/>
        <chart:plot-area chart:style-name="ch4" table:cell-range-address="Foglio1.A12:Foglio1.G18 Foglio1.B2:Foglio1.B7" chart:data-source-has-labels="both" svg:x="1.651cm" svg:y="1.831cm" svg:width="26.07cm" svg:height="19.639cm">
          <chartooo:coordinate-region svg:x="2.272cm" svg:y="2.03cm" svg:width="24.983cm" svg:height="18.793cm"/>
          <chart:axis chart:dimension="x" chart:name="primary-x" chart:style-name="ch5" chartooo:axis-type="auto">
            <chart:title svg:x="13.676cm" svg:y="21.928cm" chart:style-name="ch6">
              <text:p>File Size(mb)</text:p>
            </chart:title>
            <chart:categories table:cell-range-address="Foglio1.A13:Foglio1.A18"/>
          </chart:axis>
          <chart:axis chart:dimension="y" chart:name="primary-y" chart:style-name="ch5">
            <chart:title svg:x="0.451cm" svg:y="12.236cm" chart:style-name="ch7">
              <text:p>Time(s)</text:p>
            </chart:title>
            <chart:grid chart:style-name="ch8" chart:class="major"/>
          </chart:axis>
          <chart:series chart:style-name="ch9" chart:values-cell-range-address="Foglio1.B13:Foglio1.B18" chart:label-cell-address="Foglio1.B12:Foglio1.B12" chart:class="chart:scatter">
            <chart:domain table:cell-range-address="Foglio1.B2:Foglio1.B7"/>
            <chart:data-point chart:repeated="6"/>
          </chart:series>
          <chart:series chart:style-name="ch10" chart:values-cell-range-address="Foglio1.C13:Foglio1.C18" chart:label-cell-address="Foglio1.C12:Foglio1.C12" chart:class="chart:scatter">
            <chart:data-point chart:repeated="6"/>
          </chart:series>
          <chart:series chart:style-name="ch11" chart:values-cell-range-address="Foglio1.D13:Foglio1.D18" chart:label-cell-address="Foglio1.D12:Foglio1.D12" chart:class="chart:scatter">
            <chart:data-point chart:repeated="6"/>
          </chart:series>
          <chart:series chart:style-name="ch12" chart:values-cell-range-address="Foglio1.E13:Foglio1.E18" chart:label-cell-address="Foglio1.E12:Foglio1.E12" chart:class="chart:scatter">
            <chart:data-point chart:repeated="6"/>
          </chart:series>
          <chart:series chart:style-name="ch13" chart:values-cell-range-address="Foglio1.F13:Foglio1.F18" chart:label-cell-address="Foglio1.F12:Foglio1.F12" chart:class="chart:scatter">
            <chart:data-point chart:repeated="6"/>
          </chart:series>
          <chart:series chart:style-name="ch14" chart:values-cell-range-address="Foglio1.G13:Foglio1.G18" chart:label-cell-address="Foglio1.G12:Foglio1.G12" chart:class="chart:scatte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One Uploader</text:p>
                <draw:g>
                  <svg:desc>Foglio1.B12:Foglio1.B12</svg:desc>
                </draw:g>
              </table:table-cell>
              <table:table-cell office:value-type="string">
                <text:p>Two Uploader</text:p>
                <draw:g>
                  <svg:desc>Foglio1.C12:Foglio1.C12</svg:desc>
                </draw:g>
              </table:table-cell>
              <table:table-cell office:value-type="string">
                <text:p>Three Uploader</text:p>
                <draw:g>
                  <svg:desc>Foglio1.D12:Foglio1.D12</svg:desc>
                </draw:g>
              </table:table-cell>
              <table:table-cell office:value-type="string">
                <text:p>Four Uploader</text:p>
                <draw:g>
                  <svg:desc>Foglio1.E12:Foglio1.E12</svg:desc>
                </draw:g>
              </table:table-cell>
              <table:table-cell office:value-type="string">
                <text:p>Five Uploader</text:p>
                <draw:g>
                  <svg:desc>Foglio1.F12:Foglio1.F12</svg:desc>
                </draw:g>
              </table:table-cell>
              <table:table-cell office:value-type="string">
                <text:p>Six Uploader</text:p>
                <draw:g>
                  <svg:desc>Foglio1.G12:Foglio1.G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rem.txt</text:p>
                <draw:g>
                  <svg:desc>Foglio1.A13:Foglio1.A18</svg:desc>
                </draw:g>
              </table:table-cell>
              <table:table-cell office:value-type="float" office:value="1.1">
                <text:p>1.1</text:p>
                <draw:g>
                  <svg:desc>Foglio1.B2:Foglio1.B7</svg:desc>
                </draw:g>
              </table:table-cell>
              <table:table-cell office:value-type="float" office:value="0.337451">
                <text:p>0.337451</text:p>
                <draw:g>
                  <svg:desc>Foglio1.B13:Foglio1.B18</svg:desc>
                </draw:g>
              </table:table-cell>
              <table:table-cell office:value-type="float" office:value="0.198958">
                <text:p>0.198958</text:p>
                <draw:g>
                  <svg:desc>Foglio1.C13:Foglio1.C18</svg:desc>
                </draw:g>
              </table:table-cell>
              <table:table-cell office:value-type="float" office:value="0.204839">
                <text:p>0.204839</text:p>
                <draw:g>
                  <svg:desc>Foglio1.D13:Foglio1.D18</svg:desc>
                </draw:g>
              </table:table-cell>
              <table:table-cell office:value-type="float" office:value="0.228514">
                <text:p>0.228514</text:p>
                <draw:g>
                  <svg:desc>Foglio1.E13:Foglio1.E18</svg:desc>
                </draw:g>
              </table:table-cell>
              <table:table-cell office:value-type="float" office:value="0.226887">
                <text:p>0.226887</text:p>
                <draw:g>
                  <svg:desc>Foglio1.F13:Foglio1.F18</svg:desc>
                </draw:g>
              </table:table-cell>
              <table:table-cell office:value-type="float" office:value="0.215604">
                <text:p>0.215604</text:p>
                <draw:g>
                  <svg:desc>Foglio1.G13:Foglio1.G18</svg:desc>
                </draw:g>
              </table:table-cell>
            </table:table-row>
            <table:table-row>
              <table:table-cell office:value-type="string">
                <text:p>games.mp4</text:p>
              </table:table-cell>
              <table:table-cell office:value-type="float" office:value="8.2">
                <text:p>8.2</text:p>
              </table:table-cell>
              <table:table-cell office:value-type="float" office:value="1.479563">
                <text:p>1.479563</text:p>
              </table:table-cell>
              <table:table-cell office:value-type="float" office:value="0.626608">
                <text:p>0.626608</text:p>
              </table:table-cell>
              <table:table-cell office:value-type="float" office:value="0.823364">
                <text:p>0.823364</text:p>
              </table:table-cell>
              <table:table-cell office:value-type="float" office:value="0.68512">
                <text:p>0.68512</text:p>
              </table:table-cell>
              <table:table-cell office:value-type="float" office:value="1.063494">
                <text:p>1.063494</text:p>
              </table:table-cell>
              <table:table-cell office:value-type="float" office:value="0.692063">
                <text:p>0.692063</text:p>
              </table:table-cell>
            </table:table-row>
            <table:table-row>
              <table:table-cell office:value-type="string">
                <text:p>sam.mp4</text:p>
              </table:table-cell>
              <table:table-cell office:value-type="float" office:value="43.3">
                <text:p>43.3</text:p>
              </table:table-cell>
              <table:table-cell office:value-type="float" office:value="5.823821">
                <text:p>5.823821</text:p>
              </table:table-cell>
              <table:table-cell office:value-type="float" office:value="4.421604">
                <text:p>4.421604</text:p>
              </table:table-cell>
              <table:table-cell office:value-type="float" office:value="3.056834">
                <text:p>3.056834</text:p>
              </table:table-cell>
              <table:table-cell office:value-type="float" office:value="3.171641">
                <text:p>3.171641</text:p>
              </table:table-cell>
              <table:table-cell office:value-type="float" office:value="3.164385">
                <text:p>3.164385</text:p>
              </table:table-cell>
              <table:table-cell office:value-type="float" office:value="3.727667">
                <text:p>3.727667</text:p>
              </table:table-cell>
            </table:table-row>
            <table:table-row>
              <table:table-cell office:value-type="string">
                <text:p>15min</text:p>
              </table:table-cell>
              <table:table-cell office:value-type="float" office:value="72.7">
                <text:p>72.7</text:p>
              </table:table-cell>
              <table:table-cell office:value-type="float" office:value="11.296092">
                <text:p>11.296092</text:p>
              </table:table-cell>
              <table:table-cell office:value-type="float" office:value="10.122563">
                <text:p>10.122563</text:p>
              </table:table-cell>
              <table:table-cell office:value-type="float" office:value="8.895585">
                <text:p>8.895585</text:p>
              </table:table-cell>
              <table:table-cell office:value-type="float" office:value="8.671667">
                <text:p>8.671667</text:p>
              </table:table-cell>
              <table:table-cell office:value-type="float" office:value="8.595096">
                <text:p>8.595096</text:p>
              </table:table-cell>
              <table:table-cell office:value-type="float" office:value="7.584816">
                <text:p>7.584816</text:p>
              </table:table-cell>
            </table:table-row>
            <table:table-row>
              <table:table-cell office:value-type="string">
                <text:p>rednose.mp4</text:p>
              </table:table-cell>
              <table:table-cell office:value-type="float" office:value="122">
                <text:p>122</text:p>
              </table:table-cell>
              <table:table-cell office:value-type="float" office:value="25.384218">
                <text:p>25.384218</text:p>
              </table:table-cell>
              <table:table-cell office:value-type="float" office:value="21.497106">
                <text:p>21.497106</text:p>
              </table:table-cell>
              <table:table-cell office:value-type="float" office:value="23.29265">
                <text:p>23.29265</text:p>
              </table:table-cell>
              <table:table-cell office:value-type="float" office:value="19.1640593333333">
                <text:p>19.1640593333333</text:p>
              </table:table-cell>
              <table:table-cell office:value-type="float" office:value="18.868305">
                <text:p>18.868305</text:p>
              </table:table-cell>
              <table:table-cell office:value-type="float" office:value="19.545382">
                <text:p>19.545382</text:p>
              </table:table-cell>
            </table:table-row>
            <table:table-row>
              <table:table-cell office:value-type="string">
                <text:p>30min.mp4</text:p>
              </table:table-cell>
              <table:table-cell office:value-type="float" office:value="278">
                <text:p>278</text:p>
              </table:table-cell>
              <table:table-cell office:value-type="float" office:value="151.913233">
                <text:p>151.913233</text:p>
              </table:table-cell>
              <table:table-cell office:value-type="float" office:value="106.084018">
                <text:p>106.084018</text:p>
              </table:table-cell>
              <table:table-cell office:value-type="float" office:value="91.811283">
                <text:p>91.811283</text:p>
              </table:table-cell>
              <table:table-cell office:value-type="float" office:value="92.93568">
                <text:p>92.93568</text:p>
              </table:table-cell>
              <table:table-cell office:value-type="float" office:value="83.942556">
                <text:p>83.942556</text:p>
              </table:table-cell>
              <table:table-cell office:value-type="float" office:value="72.41491">
                <text:p>72.414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